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c1b7a" officeooo:paragraph-rsid="001c1b7a"/>
    </style:style>
    <style:style style:name="P2" style:family="paragraph" style:parent-style-name="Text_20_body">
      <style:paragraph-properties fo:text-align="justify" style:justify-single-word="false"/>
      <style:text-properties officeooo:rsid="001dd113" officeooo:paragraph-rsid="00216b08"/>
    </style:style>
    <style:style style:name="P3" style:family="paragraph" style:parent-style-name="Text_20_body">
      <style:paragraph-properties fo:text-align="justify" style:justify-single-word="false"/>
      <style:text-properties officeooo:rsid="001dd113" officeooo:paragraph-rsid="001dd113"/>
    </style:style>
    <style:style style:name="P4" style:family="paragraph" style:parent-style-name="Text_20_body">
      <style:paragraph-properties fo:text-align="justify" style:justify-single-word="false"/>
      <style:text-properties officeooo:rsid="001dd113" officeooo:paragraph-rsid="002b988f"/>
    </style:style>
    <style:style style:name="P5" style:family="paragraph" style:parent-style-name="Text_20_body">
      <style:paragraph-properties fo:text-align="start" style:justify-single-word="false"/>
      <style:text-properties officeooo:rsid="002b988f" officeooo:paragraph-rsid="002b988f"/>
    </style:style>
    <style:style style:name="P6" style:family="paragraph" style:parent-style-name="Text_20_body" style:list-style-name="L1">
      <style:paragraph-properties fo:text-align="start" style:justify-single-word="false"/>
      <style:text-properties officeooo:rsid="002b988f" officeooo:paragraph-rsid="002b988f"/>
    </style:style>
    <style:style style:name="P7" style:family="paragraph" style:parent-style-name="Text_20_body" style:list-style-name="L1">
      <style:paragraph-properties fo:text-align="start" style:justify-single-word="false"/>
      <style:text-properties officeooo:paragraph-rsid="002b988f"/>
    </style:style>
    <style:style style:name="P8" style:family="paragraph" style:parent-style-name="Text_20_body" style:list-style-name="L2">
      <style:paragraph-properties fo:text-align="justify" style:justify-single-word="false"/>
      <style:text-properties officeooo:rsid="00288127" officeooo:paragraph-rsid="00288127"/>
    </style:style>
    <style:style style:name="P9" style:family="paragraph" style:parent-style-name="Text_20_body">
      <style:paragraph-properties fo:text-align="justify" style:justify-single-word="false"/>
      <style:text-properties officeooo:rsid="001dd113" officeooo:paragraph-rsid="00288127"/>
    </style:style>
    <style:style style:name="P10" style:family="paragraph" style:parent-style-name="Text_20_body">
      <style:paragraph-properties fo:text-align="justify" style:justify-single-word="false"/>
      <style:text-properties officeooo:rsid="002ee5df" officeooo:paragraph-rsid="002ee5df"/>
    </style:style>
    <style:style style:name="P11" style:family="paragraph" style:parent-style-name="Text_20_body" style:list-style-name="L3">
      <style:paragraph-properties fo:text-align="justify" style:justify-single-word="false"/>
      <style:text-properties officeooo:rsid="002ee5df" officeooo:paragraph-rsid="002ee5df"/>
    </style:style>
    <style:style style:name="P12" style:family="paragraph" style:parent-style-name="Text_20_body" style:list-style-name="L4">
      <style:paragraph-properties fo:text-align="justify" style:justify-single-word="false"/>
      <style:text-properties officeooo:rsid="002ee5df" officeooo:paragraph-rsid="002ee5df"/>
    </style:style>
    <style:style style:name="P13" style:family="paragraph" style:parent-style-name="Text_20_body" style:list-style-name="L4">
      <style:paragraph-properties fo:text-align="justify" style:justify-single-word="false"/>
      <style:text-properties officeooo:paragraph-rsid="002ee5df"/>
    </style:style>
    <style:style style:name="P14" style:family="paragraph" style:parent-style-name="Text_20_body">
      <style:paragraph-properties fo:text-align="justify" style:justify-single-word="false" fo:break-before="page"/>
      <style:text-properties officeooo:rsid="001dd113" officeooo:paragraph-rsid="00216b08"/>
    </style:style>
    <style:style style:name="T1" style:family="text">
      <style:text-properties officeooo:rsid="00267aeb"/>
    </style:style>
    <style:style style:name="T2" style:family="text">
      <style:text-properties officeooo:rsid="002b988f"/>
    </style:style>
    <style:style style:name="T3" style:family="text">
      <style:text-properties officeooo:rsid="002d1721"/>
    </style:style>
    <style:style style:name="T4" style:family="text">
      <style:text-properties officeooo:rsid="002ee5d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ustification du choix technique</text:p>
      <text:p text:style-name="P1"/>
      <text:p text:style-name="Text_20_body"/>
      <text:p text:style-name="P3">Le choix est entre un système réalisé à partir de zéro et un CMS (content management system). </text:p>
      <text:p text:style-name="P4">Le CMS permet de réaliser des pages web très simplement avec un minimum de connaissances techniques : le principe est qu’on tape du texte et qu’il génère une page web au format du web (html).</text:p>
      <text:p text:style-name="P5">Leurs avantages sont les suivants : </text:p>
      <text:list xml:id="list3178946629" text:style-name="L1">
        <text:list-item>
          <text:p text:style-name="P6">Ils sont accessibles et simples à utiliser.</text:p>
        </text:list-item>
        <text:list-item>
          <text:p text:style-name="P6">Ils sont rapides à mettre en place</text:p>
        </text:list-item>
        <text:list-item>
          <text:p text:style-name="P6">Ils font gagner du temps</text:p>
        </text:list-item>
        <text:list-item>
          <text:p text:style-name="P7">Ils sont <text:span text:style-name="T2">soutenus par une communauté</text:span></text:p>
        </text:list-item>
      </text:list>
      <text:p text:style-name="P5"><text:line-break/>Leurs inconvénients sont les suivants :</text:p>
      <text:list xml:id="list2247582389" text:style-name="L2">
        <text:list-item>
          <text:p text:style-name="P8">Performances : les pages web passent par des opérations complexes pour être transformées en html</text:p>
        </text:list-item>
        <text:list-item>
          <text:p text:style-name="P8">Flexibilité : ils imposent un formalisme rigide</text:p>
        </text:list-item>
        <text:list-item>
          <text:p text:style-name="P8">Maintenance : ils sont compliqués et exigent une base de données qui doit être impérativement sauvegardée ; en particulier wordpress est connu pour ses failles de sécurité.</text:p>
        </text:list-item>
        <text:list-item>
          <text:p text:style-name="P8">Migration : un site en cms est plus compliqué à migrer vers un autre site qu’un site classique</text:p>
        </text:list-item>
      </text:list>
      <text:p text:style-name="P9">Le plus utilisé, wordpress offre une extension woocomerce qui implémente un module de e-commerce en ligne mais qui doit suivre un formalisme rigide : en particulier, <text:span text:style-name="T1">les droits d’accès qu’il définit sont basiques et il peut requérir de la programmation pour l’adapter aux besoins</text:span>.</text:p>
      <text:p text:style-name="P9"/>
      <text:p text:style-name="P10">Les avantages des langages de programmations sont les suivants :</text:p>
      <text:list xml:id="list1578676550" text:style-name="L3">
        <text:list-item>
          <text:p text:style-name="P11">Ils sont relativement puissants et permettent beaucoup de rapidité</text:p>
        </text:list-item>
        <text:list-item>
          <text:p text:style-name="P11">Ils sont flexibles, et peuvent s’adapter aux désirs du clients</text:p>
        </text:list-item>
      </text:list>
      <text:p text:style-name="P10">Les inconvénients des langages de programmation sont <text:s/>les suivants :</text:p>
      <text:list xml:id="list685286553" text:style-name="L4">
        <text:list-item>
          <text:p text:style-name="P13"><text:span text:style-name="T4">La durée du projet est beaucoup plus allongée</text:span></text:p>
        </text:list-item>
        <text:list-item>
          <text:p text:style-name="P12">il faut embaucher des personnes plus qualifiées qui coûtent plus cher</text:p>
        </text:list-item>
      </text:list>
      <text:p text:style-name="P10"/>
      <text:p text:style-name="P14">Donc nous recommandons de développer le site à partir de zéro pour pouvoir coller au plus près au cahier des charges. Un framework (un ensemble de librairies) pourra être utilisé afin d’améliorer la productivité des programmeurs. Le site étant relativement simple, il pourra être développé avec une solution LAMP : OS Linux, serveur web Apache, base de données Mysql, langage de programmation PHP. Cette solution est répandue et la grande concurrence permet d’offrir des coûts d’hébergement les plus bas possible associées à des interfaces de gestion <text:span text:style-name="T3">du serveur </text:span>l<text:span text:style-name="T3">a</text:span> plus simples.</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4T15:10:36.965863728</meta:creation-date>
    <dc:date>2019-12-07T10:08:48.986698600</dc:date>
    <meta:editing-duration>PT4H37M46S</meta:editing-duration>
    <meta:editing-cycles>13</meta:editing-cycles>
    <meta:generator>LibreOffice/6.3.3.2.0$Linux_X86_64 LibreOffice_project/30$Build-2</meta:generator>
    <meta:document-statistic meta:table-count="0" meta:image-count="0" meta:object-count="0" meta:page-count="2" meta:paragraph-count="21" meta:word-count="365" meta:character-count="2183" meta:non-whitespace-character-count="1847"/>
  </office:meta>
</office:document-meta>
</file>